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UISPE ORTIZ, JUL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QUISPE ORTIZ, JUL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532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VERA QUISPE, STEVEN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065158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1 - Trans. Aer. Caja Patos Pekin</text:p>
          </table:table-cell>
          <table:table-cell table:style-name="Tableau1.A2" office:value-type="string">
            <text:p text:style-name="P14">36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6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1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6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AVICOLA EL CISNE</text:p>
          </table:table-cell>
          <table:table-cell table:style-name="Tabla3.A2" office:value-type="string">
            <text:p text:style-name="P21">PEKIN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2:04:3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